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transparent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4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6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crud con pandas</text:p>
      <text:p text:style-name="P4"/>
      <text:p text:style-name="P3">import pandas as pd</text:p>
      <text:p text:style-name="P3">import os</text:p>
      <text:p text:style-name="P4"/>
      <text:p text:style-name="P3">class Crud:</text:p>
      <text:p text:style-name="P3">def __init__(self, archivo, atributos):</text:p>
      <text:p text:style-name="P3">self.archivo = archivo</text:p>
      <text:p text:style-name="P3">self.atributos = atributos</text:p>
      <text:p text:style-name="P3">self.datos = []</text:p>
      <text:p text:style-name="P3"># no mezclar los tipos </text:p>
      <text:p text:style-name="P3"># self.df = '' un str </text:p>
      <text:p text:style-name="P3"># cuando debe ser un DataFrame</text:p>
      <text:p text:style-name="P3">self.df = pd.DataFrame(columns=self.atributos)</text:p>
      <text:p text:style-name="P3"/>
      <text:p text:style-name="P3">def carga_archivo_csv(self):</text:p>
      <text:p text:style-name="P3"># Intentar cargar el archivo</text:p>
      <text:p text:style-name="P3">if not os.path.exists(self.archivo) or os.stat(self.archivo).st_size == 0:</text:p>
      <text:p text:style-name="P3"># Si el archivo no existe o está vacío, crear el DataFrame con los encabezados</text:p>
      <text:p text:style-name="P3"># self.df = pd.DataFrame(columns=self.atributos)</text:p>
      <text:p text:style-name="P3"># si no hay else el archivo existe sobreescribe </text:p>
      <text:p text:style-name="P3"># el primer registro</text:p>
      <text:p text:style-name="P3"/>
      <text:p text:style-name="P3">self.df.to_csv(self.archivo, index=False)</text:p>
      <text:p text:style-name="P3">print(f'El archivo {self.archivo} fue creado con éxito!')</text:p>
      <text:p text:style-name="P3">else:</text:p>
      <text:p text:style-name="P3"># Si el archivo existe y tiene datos, cargarlo</text:p>
      <text:p text:style-name="P3">try:</text:p>
      <text:p text:style-name="P3">print(f'Intentando cargar el archivo {self.archivo}')</text:p>
      <text:p text:style-name="P3">self.df = pd.read_csv(self.archivo, encoding='utf-8')</text:p>
      <text:p text:style-name="P3">print(f'El archivo {self.archivo} fue cargado con éxito!')</text:p>
      <text:p text:style-name="P3"># imprime todo el DataFrame</text:p>
      <text:p text:style-name="P3">print(f'Contenido completo del DataFrame:\n{self.df}')</text:p>
      <text:p text:style-name="P3">except pd.errors.EmptyDataError:</text:p>
      <text:p text:style-name="P3"># En caso de que el archivo esté vacío (sin filas ni columnas)</text:p>
      <text:p text:style-name="P3">self.df = pd.DataFrame(columns=self.atributos)</text:p>
      <text:p text:style-name="P3">self.df.to_csv(self.archivo, index=False)</text:p>
      <text:p text:style-name="P3">print(f'El archivo {self.archivo} estaba vacío, se ha creado un nuevo archivo con los encabezados.')</text:p>
      <text:p text:style-name="P3"/>
      <text:p text:style-name="P3">def ingreso_datos(self, id):</text:p>
      <text:p text:style-name="P3"># id_a_buscar = int(input('Ingrese el id:'))</text:p>
      <text:p text:style-name="P3"># print(f'Verificando que el {id_a_buscar} exista en la base de datos.')</text:p>
      <text:p text:style-name="P3"># cantidad, datos = self.buscar_dato(id_a_buscar)</text:p>
      <text:p text:style-name="P3"># if cantidad == 0:</text:p>
      <text:p text:style-name="P3"># id = int(input('Ingrese el id: '))</text:p>
      <text:p text:style-name="P3">nombre = input('Ingrese el nombre: ')</text:p>
      <text:p text:style-name="P3">telefono = input('Ingrese el telefono: ')</text:p>
      <text:p text:style-name="P3">opc = input('¿Confirma el ingreso de los datos? S-N: ')</text:p>
      <text:p text:style-name="P3">if opc.lower() == 's':</text:p>
      <text:p text:style-name="P3">self.datos.append(id)</text:p>
      <text:p text:style-name="P3"><text:soft-page-break/>self.datos.append(nombre)</text:p>
      <text:p text:style-name="P3">self.datos.append(telefono)</text:p>
      <text:p text:style-name="P3">self.guardar_datos()</text:p>
      <text:p text:style-name="P3">else:</text:p>
      <text:p text:style-name="P3">print('Se canceló el ingreso de datos!') </text:p>
      <text:p text:style-name="P3">def guardar_datos(self):</text:p>
      <text:p text:style-name="P3">nuevo_df = pd.DataFrame([self.datos], columns=self.atributos)</text:p>
      <text:p text:style-name="P3">self.df = pd.concat([self.df, nuevo_df], ignore_index=True)</text:p>
      <text:p text:style-name="P3">self.df.to_csv(self.archivo, index=False)</text:p>
      <text:p text:style-name="P3">print(f'Datos agregados a {self.archivo} exitosamente!.')</text:p>
      <text:p text:style-name="P3">def buscar_dato(self, buscar_id):</text:p>
      <text:p text:style-name="P3"># self.buscar_id = int(input('Ingrese el id a buscar: '))</text:p>
      <text:p text:style-name="P3"># print(f'Lo que estoy buscando: {self.buscar_id}')</text:p>
      <text:p text:style-name="P3"># print(f'df["id"] == buscar --&gt; \n{self.df['id'] == self.buscar_id}')</text:p>
      <text:p text:style-name="P3"># print(self.df)</text:p>
      <text:p text:style-name="P3">resultado = self.df[self.df['id'] == buscar_id]</text:p>
      <text:p text:style-name="P3"># muestra el resultado</text:p>
      <text:p text:style-name="P3"># Resultado: id nombre telefono</text:p>
      <text:p text:style-name="P3"># 0 4 cuatro 4444</text:p>
      <text:p text:style-name="P3"># indice(iloc[0]) id nomb telef</text:p>
      <text:p text:style-name="P5"/>
      <text:p text:style-name="P3"># print(len(resultado))</text:p>
      <text:p text:style-name="P3"># if self.df[self.df["id"] == self.buscar_id]:</text:p>
      <text:p text:style-name="P3"># print(self.df[self.df["id"] == self.buscar_id])</text:p>
      <text:p text:style-name="P3"># print('Busco un dato y devuelvo T-F si lo encontró')</text:p>
      <text:p text:style-name="P3"># print('Si encontro mostrar_datos(), si no pregunto si quiere agregar nuevo')</text:p>
      <text:p text:style-name="P4"/>
      <text:p text:style-name="P3"># pregunto si el total de registros es 0 -&gt; agrego datos</text:p>
      <text:p text:style-name="P3"># pregunto si el total de registros es 1 -&gt; modifico</text:p>
      <text:p text:style-name="P3"># pregunto si el total de registros es 2 o mas -&gt; advertencia</text:p>
      <text:p text:style-name="P3"># if len(resultado) == 0:</text:p>
      <text:p text:style-name="P3"># self.ingreso_datos()</text:p>
      <text:p text:style-name="P3"># correcto = int(input('¿Los datos ingresados son correctos? (S/N): '))</text:p>
      <text:p text:style-name="P3"># if correcto.lower() == 's':</text:p>
      <text:p text:style-name="P3"># self.guardar_datos()</text:p>
      <text:p text:style-name="P3"># devuelve un int de cuantos elementos encontró</text:p>
      <text:p text:style-name="P3"># y su resultado</text:p>
      <text:p text:style-name="P3">if len(resultado) == 0:</text:p>
      <text:p text:style-name="P3">return len(resultado), 'sin datos que mostrar'</text:p>
      <text:p text:style-name="P3">elif len(resultado) == 1:</text:p>
      <text:p text:style-name="P3">return len(resultado), resultado</text:p>
      <text:p text:style-name="P3"># return len(resultado), resultado</text:p>
      <text:p text:style-name="P3"># # def read_crud(self):</text:p>
      <text:p text:style-name="P3"># # self.carga_archivo_csv()</text:p>
      <text:p text:style-name="P3"># # self.buscar_datos_booleano()</text:p>
      <text:p text:style-name="P3"># # self.mostrar_datos()</text:p>
      <text:p text:style-name="P4"/>
      <text:p text:style-name="P3">archivo = 'crud.csv'</text:p>
      <text:p text:style-name="P3">atributos = ['id','nombre','telefono']</text:p>
      <text:p text:style-name="P4"/>
      <text:p text:style-name="P3"><text:soft-page-break/># ejecutar el programa</text:p>
      <text:p text:style-name="P3">crud_nueva_clave_valor = Crud(archivo, atributos)</text:p>
      <text:p text:style-name="P3">crud_nueva_clave_valor.carga_archivo_csv()</text:p>
      <text:p text:style-name="P3"># cargo el dato que se quiere buscar</text:p>
      <text:p text:style-name="P3">dato = int(input('Ingrese el id (numero) a buscar: '))</text:p>
      <text:p text:style-name="P3">print(f'Verificando que el id {dato} (número) exista en la base de datos.')</text:p>
      <text:p text:style-name="P3"># pregunto que hacer segun lo que haya en el dato</text:p>
      <text:p text:style-name="P3">cantidad_registros, dato_registro = crud_nueva_clave_valor.buscar_dato(dato)</text:p>
      <text:p text:style-name="P3">if cantidad_registros == 0 and dato_registro == 'sin datos que mostrar':</text:p>
      <text:p text:style-name="P3">print(f'La cantidad de registros encontrados es cero')</text:p>
      <text:p text:style-name="P3">crud_nueva_clave_valor.ingreso_datos(dato)</text:p>
      <text:p text:style-name="P3">elif cantidad_registros == 1:</text:p>
      <text:p text:style-name="P3">registro_encontrado = dato_registro.iloc[0]</text:p>
      <text:p text:style-name="P3">opc = input(f'''¿Qué desea hacer con el id {dato}? </text:p>
      <text:p text:style-name="P3">nombre: {registro_encontrado['nombre']};</text:p>
      <text:p text:style-name="P3">telefono: {registro_encontrado['telefono']}.</text:p>
      <text:p text:style-name="P3">((E)ditar o (B)orrar): ''')</text:p>
      <text:p text:style-name="P3">if opc.lower() == 'e':</text:p>
      <text:p text:style-name="P3">print('edito el dato')</text:p>
      <text:p text:style-name="P3">elif opc.lower() == 'b':</text:p>
      <text:p text:style-name="P3">print('borro el dato')</text:p>
      <text:p text:style-name="P4"/>
      <text:p text:style-name="P3"># crud_nueva_clave_valor.ingreso_datos(dato)</text:p>
      <text:p text:style-name="P6"/>
      <text:p text:style-name="P3"># crud_nueva_clave_valor.ingreso_datos()</text:p>
      <text:p text:style-name="P3"># crud_nueva_clave_valor.guardar_datos()</text:p>
      <text:p text:style-name="P4"/>
      <text:p text:style-name="P3"># # print('\n\n\tPresentacion del programa: \n')</text:p>
      <text:p text:style-name="P3"># # crud_nueva_clave_valor.presentation_crud()</text:p>
      <text:p text:style-name="P3"># # print('\n\tCrud: Alta de datos\n')</text:p>
      <text:p text:style-name="P3"># # crud_nueva_clave_valor.create_crud()</text:p>
      <text:p text:style-name="P3"># # print('\n\tcRud: Leer todos los datos\n')</text:p>
      <text:p text:style-name="P3"># # crud_nueva_clave_valor.read_crud()</text:p>
      <text:p text:style-name="P3"># # print('\nVariables:\n')</text:p>
      <text:p text:style-name="P3"># # print(crud_nueva_clave_valor.df)</text:p>
      <text:p text:style-name="P1"><text:line-break/><text:lin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9:05:25.627158212</meta:creation-date>
    <meta:editing-duration>PT4H32M5S</meta:editing-duration>
    <meta:editing-cycles>2</meta:editing-cycles>
    <meta:generator>LibreOffice/24.2.7.2$Linux_X86_64 LibreOffice_project/420$Build-2</meta:generator>
    <dc:date>2025-04-14T23:42:36.515090073</dc:date>
    <meta:document-statistic meta:table-count="0" meta:image-count="0" meta:object-count="0" meta:page-count="3" meta:paragraph-count="124" meta:word-count="609" meta:character-count="4757" meta:non-whitespace-character-count="4265"/>
  </office:meta>
</office:document-meta>
</file>